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CONCERN (70:1-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CONCERN (70:1-3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have slandered him!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God should scatter them!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70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DAVID'S CONCERN (70:1-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DAVID'S CONFIDENCE (70:4-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DAVID'S CONFIDENCE (70:4-5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e will be rescued by the Lord!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e then will rejoice in the Lord!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70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DAVID'S CONCERN (70:1-3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DAVID'S CONFIDENCE (70:4-5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0 </dc:title>
    <meta:initial-creator>David STRICKLAND</meta:initial-creator>
    <dc:creator>David STRICKLAND</dc:creator>
    <meta:creation-date>2020-02-22T19:33:31Z</meta:creation-date>
    <dc:date>2020-02-22T19:33:32Z</dc:date>
    <meta:template xlink:href="BibleStudy" xlink:type="simple"/>
    <meta:editing-cycles>1</meta:editing-cycles>
    <meta:editing-duration>PT0S</meta:editing-duration>
    <meta:document-statistic meta:paragraph-count="14" meta:word-count="71"/>
  </office:meta>
</office:document-meta>
</file>